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50%"/>
      <style:text-properties officeooo:rsid="00004f25" officeooo:paragraph-rsid="00004f25"/>
    </style:style>
    <style:style style:name="P2" style:family="paragraph" style:parent-style-name="Standard">
      <style:paragraph-properties fo:margin-top="0in" fo:margin-bottom="0in" loext:contextual-spacing="false" fo:line-height="150%"/>
      <style:text-properties officeooo:rsid="0009d889" officeooo:paragraph-rsid="0009d889"/>
    </style:style>
    <style:style style:name="T1" style:family="text">
      <style:text-properties officeooo:rsid="0001e8cf"/>
    </style:style>
    <style:style style:name="T2" style:family="text">
      <style:text-properties officeooo:rsid="000463ea"/>
    </style:style>
    <style:style style:name="T3" style:family="text">
      <style:text-properties officeooo:rsid="0005e6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 ThankGod Ofurum</text:p>
      <text:p text:style-name="P2">Class: Advanced web</text:p>
      <text:p text:style-name="P2"><text:s/><text:tab/>Made sure to provide suggestions on how to approach team projects. This included asking partner for their opinion of what's relevant and what isn't to completing the projects. Tried to understand the viewpoint of partners and their current ability in terms of contribution to the project. Also made sure teammate understood objects and abstractions were necessary for advancement in the projects and made sure to implement this approach were necessary.</text:p>
      <text:p text:style-name="P2"><text:s/><text:tab/>Teammate contributed towards the functionality of projects while I mostly focused on utility and smooth integration of game-play. Tried to have meetings as frequently as possible and tried to split up workload as evenly as possibly.</text:p>
      <text:p text:style-name="P2"><text:tab/>Made sure to re-factor and error-check each functionality implementation. Was quite busy during the semester, but made time to implement abstraction to projects and provided suggestions to a teammate when they were stuck on a problem.</text:p>
      <text:p text:style-name="P2"><text:s/><text:tab/>Made sure to speak politely to teammate and ask opinion on implementations, also asked if they were interested in meeting and suggested times that worked best. Encouraged teammate when stuck and cheered them when they succeed at implementing difficult pieces of code. Also made sure to point out mistakes made so teammate might learn from them, not to discourage them.</text:p>
      <text:p text:style-name="P2"><text:s/><text:tab/>Tried to understand teammate's viewpoint and encouraged personal expression of ideas in implementing the code. Made sure team had a focus and direction and explained situations such as the inability to meet due to a tight schedule. Priority to ensure progress was made, not confli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0:33:40.495493183</meta:creation-date>
    <dc:date>2017-05-03T10:58:31.147731187</dc:date>
    <meta:editing-duration>PT14M6S</meta:editing-duration>
    <meta:editing-cycles>11</meta:editing-cycles>
    <meta:generator>LibreOffice/5.1.6.2$Linux_X86_64 LibreOffice_project/10m0$Build-2</meta:generator>
    <meta:print-date>2017-05-03T10:58:36.563829420</meta:print-date>
    <meta:document-statistic meta:table-count="0" meta:image-count="0" meta:object-count="0" meta:page-count="1" meta:paragraph-count="7" meta:word-count="253" meta:character-count="1618" meta:non-whitespace-character-count="1363"/>
  </office:meta>
</office:document-meta>
</file>